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ptos display" svg:font-family="'aptos display'"/>
  </office:font-face-decls>
  <office:automatic-styles>
    <style:style style:name="P1" style:family="paragraph" style:parent-style-name="Heading_20_1">
      <style:text-properties officeooo:paragraph-rsid="000d4ac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f8940"/>
    </style:style>
    <style:style style:name="P4" style:family="paragraph" style:parent-style-name="Heading_20_3">
      <style:text-properties style:font-name="Aptos Display" fo:language="en" fo:country="US" officeooo:rsid="000d4aca" officeooo:paragraph-rsid="000d4aca"/>
    </style:style>
    <style:style style:name="P5" style:family="paragraph" style:parent-style-name="Standard">
      <style:text-properties style:font-name="Aptos Display" fo:language="en" fo:country="US" officeooo:rsid="000d4aca" officeooo:paragraph-rsid="000d4aca"/>
    </style:style>
    <style:style style:name="P6" style:family="paragraph" style:parent-style-name="Standard">
      <style:text-properties style:font-name="Aptos Display" fo:language="en" fo:country="US" officeooo:rsid="00117575" officeooo:paragraph-rsid="00117575"/>
    </style:style>
    <style:style style:name="P7" style:family="paragraph" style:parent-style-name="Standard">
      <style:text-properties style:font-name="Aptos Display" fo:language="en" fo:country="US" style:text-underline-style="solid" style:text-underline-width="auto" style:text-underline-color="font-color" officeooo:rsid="00117575" officeooo:paragraph-rsid="00117575"/>
    </style:style>
    <style:style style:name="P8" style:family="paragraph" style:parent-style-name="Heading_20_3">
      <style:text-properties style:font-name="Aptos Display" fo:language="en" fo:country="US" officeooo:rsid="000d4aca" officeooo:paragraph-rsid="0018ace7"/>
    </style:style>
    <style:style style:name="P9" style:family="paragraph" style:parent-style-name="Normal_20__28_Web_29_" style:list-style-name="WWNum32">
      <style:paragraph-properties fo:margin-top="0.494cm" fo:margin-bottom="0cm" style:contextual-spacing="false"/>
      <style:text-properties officeooo:paragraph-rsid="00117575"/>
    </style:style>
    <style:style style:name="P10" style:family="paragraph" style:parent-style-name="Normal_20__28_Web_29_" style:list-style-name="WWNum32">
      <style:paragraph-properties fo:margin-top="0.494cm" fo:margin-bottom="0cm" style:contextual-spacing="false"/>
      <style:text-properties officeooo:paragraph-rsid="000d4aca"/>
    </style:style>
    <style:style style:name="P11" style:family="paragraph" style:parent-style-name="Normal_20__28_Web_29_" style:list-style-name="WWNum32">
      <style:paragraph-properties fo:margin-top="0.494cm" fo:margin-bottom="0cm" style:contextual-spacing="false"/>
      <style:text-properties officeooo:paragraph-rsid="000f8940"/>
    </style:style>
    <style:style style:name="P12" style:family="paragraph" style:parent-style-name="Normal_20__28_Web_29_" style:list-style-name="WWNum32">
      <style:paragraph-properties fo:margin-top="0.494cm" fo:margin-bottom="0cm" style:contextual-spacing="false"/>
      <style:text-properties officeooo:paragraph-rsid="0018ace7"/>
    </style:style>
    <style:style style:name="P13" style:family="paragraph" style:parent-style-name="Standard" style:list-style-name="WWNum32">
      <style:paragraph-properties fo:margin-top="0cm" fo:margin-bottom="0cm" style:contextual-spacing="false" fo:line-height="100%"/>
      <style:text-properties officeooo:rsid="00117575" officeooo:paragraph-rsid="00117575"/>
    </style:style>
    <style:style style:name="P14" style:family="paragraph" style:parent-style-name="Standard" style:list-style-name="WWNum32">
      <style:paragraph-properties fo:margin-top="0cm" fo:margin-bottom="0cm" style:contextual-spacing="false" fo:line-height="100%"/>
      <style:text-properties officeooo:paragraph-rsid="00117575"/>
    </style:style>
    <style:style style:name="P15" style:family="paragraph" style:parent-style-name="Standard" style:list-style-name="WWNum32">
      <style:paragraph-properties fo:margin-top="0cm" fo:margin-bottom="0.494cm" style:contextual-spacing="false" fo:line-height="100%"/>
      <style:text-properties officeooo:paragraph-rsid="00117575"/>
    </style:style>
    <style:style style:name="P16" style:family="paragraph" style:parent-style-name="Standard" style:list-style-name="WWNum32">
      <style:paragraph-properties fo:margin-top="0cm" fo:margin-bottom="0cm" style:contextual-spacing="false" fo:line-height="100%"/>
      <style:text-properties officeooo:paragraph-rsid="000d4aca"/>
    </style:style>
    <style:style style:name="P17" style:family="paragraph" style:parent-style-name="Standard" style:list-style-name="WWNum32">
      <style:paragraph-properties fo:margin-top="0cm" fo:margin-bottom="0.494cm" style:contextual-spacing="false" fo:line-height="100%"/>
      <style:text-properties officeooo:paragraph-rsid="000d4aca"/>
    </style:style>
    <style:style style:name="P18" style:family="paragraph" style:parent-style-name="Standard" style:list-style-name="WWNum32">
      <style:paragraph-properties fo:margin-top="0cm" fo:margin-bottom="0cm" style:contextual-spacing="false" fo:line-height="100%"/>
      <style:text-properties officeooo:paragraph-rsid="000f8940"/>
    </style:style>
    <style:style style:name="P19" style:family="paragraph" style:parent-style-name="Standard" style:list-style-name="WWNum32">
      <style:paragraph-properties fo:margin-top="0cm" fo:margin-bottom="0.494cm" style:contextual-spacing="false" fo:line-height="100%"/>
      <style:text-properties officeooo:paragraph-rsid="000f8940"/>
    </style:style>
    <style:style style:name="P20" style:family="paragraph" style:parent-style-name="Standard" style:list-style-name="WWNum32">
      <style:paragraph-properties fo:margin-top="0cm" fo:margin-bottom="0cm" style:contextual-spacing="false" fo:line-height="100%"/>
      <style:text-properties officeooo:paragraph-rsid="0018ace7"/>
    </style:style>
    <style:style style:name="P21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rsid="00117575" officeooo:paragraph-rsid="00117575"/>
    </style:style>
    <style:style style:name="P22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rsid="00117575" officeooo:paragraph-rsid="0018ace7"/>
    </style:style>
    <style:style style:name="P23" style:family="paragraph" style:parent-style-name="Standard" style:list-style-name="WWNum32">
      <style:paragraph-properties fo:margin-top="0cm" fo:margin-bottom="0.494cm" style:contextual-spacing="false" fo:line-height="100%"/>
      <style:text-properties style:font-name="Aptos Display" fo:language="en" fo:country="US" officeooo:rsid="00117575" officeooo:paragraph-rsid="0018ace7"/>
    </style:style>
    <style:style style:name="P24" style:family="paragraph" style:parent-style-name="Standard">
      <style:text-properties style:font-name="Aptos Display" fo:language="en" fo:country="US" officeooo:rsid="00117575" officeooo:paragraph-rsid="0018ace7"/>
    </style:style>
    <style:style style:name="P25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paragraph-rsid="00117575"/>
    </style:style>
    <style:style style:name="P26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paragraph-rsid="000d4aca"/>
    </style:style>
    <style:style style:name="P27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paragraph-rsid="000f8940"/>
    </style:style>
    <style:style style:name="P28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paragraph-rsid="0018ace7"/>
    </style:style>
    <style:style style:name="P29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rsid="000d4aca" officeooo:paragraph-rsid="000d4aca"/>
    </style:style>
    <style:style style:name="P30" style:family="paragraph" style:parent-style-name="Standard" style:list-style-name="WWNum32">
      <style:paragraph-properties fo:margin-top="0cm" fo:margin-bottom="0cm" style:contextual-spacing="false" fo:line-height="100%"/>
      <style:text-properties style:font-name="Aptos Display" fo:language="en" fo:country="US" officeooo:rsid="0018ace7" officeooo:paragraph-rsid="0018ace7"/>
    </style:style>
    <style:style style:name="P31" style:family="paragraph" style:parent-style-name="Standard" style:list-style-name="WWNum32">
      <style:paragraph-properties fo:margin-top="0cm" fo:margin-bottom="0cm" style:contextual-spacing="false" fo:line-height="100%"/>
      <style:text-properties officeooo:rsid="00163112" officeooo:paragraph-rsid="00163112"/>
    </style:style>
    <style:style style:name="P32" style:family="paragraph" style:parent-style-name="Standard" style:list-style-name="WWNum32">
      <style:paragraph-properties fo:margin-top="0cm" fo:margin-bottom="0cm" style:contextual-spacing="false" fo:line-height="100%"/>
      <style:text-properties officeooo:rsid="000d4aca" officeooo:paragraph-rsid="000f8940"/>
    </style:style>
    <style:style style:name="P33" style:family="paragraph" style:parent-style-name="Standard" style:list-style-name="WWNum32">
      <style:paragraph-properties fo:margin-top="0cm" fo:margin-bottom="0cm" style:contextual-spacing="false" fo:line-height="100%"/>
      <style:text-properties officeooo:rsid="0018ace7" officeooo:paragraph-rsid="0018ace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4aca"/>
    </style:style>
    <style:style style:name="T3" style:family="text">
      <style:text-properties style:font-name="Aptos Display"/>
    </style:style>
    <style:style style:name="T4" style:family="text">
      <style:text-properties style:font-name="Aptos Display" fo:language="en" fo:country="US"/>
    </style:style>
    <style:style style:name="T5" style:family="text">
      <style:text-properties style:font-name="Aptos Display" fo:language="en" fo:country="US" officeooo:rsid="000d4aca"/>
    </style:style>
    <style:style style:name="T6" style:family="text">
      <style:text-properties style:font-name="Aptos Display" fo:language="en" fo:country="US" officeooo:rsid="000f8940"/>
    </style:style>
    <style:style style:name="T7" style:family="text">
      <style:text-properties style:font-name="Aptos Display" fo:language="en" fo:country="US" fo:font-style="normal" officeooo:rsid="000f8940" style:font-style-asian="normal" style:font-style-complex="normal"/>
    </style:style>
    <style:style style:name="T8" style:family="text">
      <style:text-properties style:font-name="Aptos Display" fo:language="en" fo:country="US" officeooo:rsid="00117575"/>
    </style:style>
    <style:style style:name="T9" style:family="text">
      <style:text-properties style:font-name="Aptos Display" fo:language="en" fo:country="US" style:text-underline-style="solid" style:text-underline-width="auto" style:text-underline-color="font-color" officeooo:rsid="00117575"/>
    </style:style>
    <style:style style:name="T10" style:family="text">
      <style:text-properties style:font-name="Aptos Display" fo:language="en" fo:country="US" style:text-underline-style="solid" style:text-underline-width="auto" style:text-underline-color="font-color" officeooo:rsid="00163112"/>
    </style:style>
    <style:style style:name="T11" style:family="text">
      <style:text-properties style:font-name="Aptos Display" fo:language="en" fo:country="US" officeooo:rsid="00166574"/>
    </style:style>
    <style:style style:name="T12" style:family="text">
      <style:text-properties style:font-name="Aptos Display" fo:language="en" fo:country="US" officeooo:rsid="0018ace7"/>
    </style:style>
    <style:style style:name="T13" style:family="text">
      <style:text-properties style:font-name="Aptos Display" fo:language="en" fo:country="US" officeooo:rsid="001de4c7"/>
    </style:style>
    <style:style style:name="T14" style:family="text">
      <style:text-properties style:font-name="Aptos Display" officeooo:rsid="001a2c64"/>
    </style:style>
    <style:style style:name="T15" style:family="text">
      <style:text-properties officeooo:rsid="000d4aca"/>
    </style:style>
    <style:style style:name="T16" style:family="text">
      <style:text-properties fo:color="#000080" loext:opacity="100%" style:font-name="Aptos Display" fo:language="en" fo:country="US" style:text-underline-style="solid" style:text-underline-width="auto" style:text-underline-color="font-color" officeooo:rsid="00117575"/>
    </style:style>
    <style:style style:name="T17" style:family="text">
      <style:text-properties fo:color="#000080" loext:opacity="100%" style:font-name="Aptos Display" fo:language="en" fo:country="US" officeooo:rsid="00117575"/>
    </style:style>
    <style:style style:name="T18" style:family="text">
      <style:text-properties fo:color="#000000" loext:opacity="100%" style:font-name="Aptos Display" fo:language="en" fo:country="US" style:text-underline-style="none"/>
    </style:style>
    <style:style style:name="T19" style:family="text">
      <style:text-properties fo:color="#000000" loext:opacity="100%" style:font-name="Aptos Display" fo:language="en" fo:country="US" style:text-underline-style="none" officeooo:rsid="00117575"/>
    </style:style>
    <style:style style:name="T20" style:family="text">
      <style:text-properties fo:color="#000000" loext:opacity="100%" style:font-name="Aptos Display" fo:language="en" fo:country="US" style:text-underline-style="none" officeooo:rsid="00163112"/>
    </style:style>
    <style:style style:name="T21" style:family="text">
      <style:text-properties fo:color="#000000" loext:opacity="100%" style:font-name="Aptos Display" fo:language="en" fo:country="US" style:text-underline-style="solid" style:text-underline-width="auto" style:text-underline-color="font-color"/>
    </style:style>
    <style:style style:name="T22" style:family="text">
      <style:text-properties fo:color="#000000" loext:opacity="100%" style:font-name="Aptos Display" fo:language="en" fo:country="US" style:text-underline-style="solid" style:text-underline-width="auto" style:text-underline-color="font-color" officeooo:rsid="00117575"/>
    </style:style>
    <style:style style:name="T23" style:family="text">
      <style:text-properties officeooo:rsid="00154f87"/>
    </style:style>
    <style:style style:name="T24" style:family="text">
      <style:text-properties officeooo:rsid="00166574"/>
    </style:style>
    <style:style style:name="T25" style:family="text">
      <style:text-properties officeooo:rsid="0018ace7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8ace7"/>
    </style:style>
    <style:style style:name="T28" style:family="text">
      <style:text-properties style:font-name="aptos display" officeooo:rsid="000d4aca"/>
    </style:style>
    <style:style style:name="T29" style:family="text">
      <style:text-properties officeooo:rsid="001c5a26"/>
    </style:style>
    <style:style style:name="T30" style:family="text">
      <style:text-properties officeooo:rsid="001fc555"/>
    </style:style>
    <style:style style:name="T31" style:family="text">
      <style:text-properties fo:color="#2a6099" loext:opacity="100%" style:font-name="Aptos Display" fo:language="en" fo:country="US" style:text-underline-style="none"/>
    </style:style>
    <style:style style:name="T32" style:family="text">
      <style:text-properties fo:color="#2a6099" loext:opacity="100%" style:font-name="Aptos Display" fo:language="en" fo:country="US" style:text-underline-style="none" officeooo:rsid="00117575"/>
    </style:style>
    <style:style style:name="T33" style:family="text">
      <style:text-properties fo:color="#2a6099" loext:opacity="100%" style:font-name="Aptos Display" fo:language="en" fo:country="US" style:text-underline-style="none" officeooo:rsid="002173e6"/>
    </style:style>
    <style:style style:name="T34" style:family="text">
      <style:text-properties fo:color="#2a6099" loext:opacity="100%" style:font-name="Aptos Display" fo:language="en" fo:country="US" style:text-underline-style="solid" style:text-underline-width="auto" style:text-underline-color="font-color"/>
    </style:style>
    <style:style style:name="T35" style:family="text">
      <style:text-properties fo:color="#2a6099" loext:opacity="100%" style:font-name="Aptos Display" fo:language="en" fo:country="US" style:text-underline-style="solid" style:text-underline-width="auto" style:text-underline-color="font-color" officeooo:rsid="00117575"/>
    </style:style>
    <style:style style:name="T36" style:family="text">
      <style:text-properties fo:color="#2a6099" loext:opacity="100%" style:font-name="Aptos Display" fo:language="en" fo:country="US" style:text-underline-style="solid" style:text-underline-width="auto" style:text-underline-color="font-color" officeooo:rsid="002173e6"/>
    </style:style>
    <style:style style:name="T37" style:family="text">
      <style:text-properties fo:color="#0e074f" loext:opacity="100%" style:font-name="Aptos Display" fo:language="en" fo:country="US" style:text-underline-style="solid" style:text-underline-width="auto" style:text-underline-color="font-color"/>
    </style:style>
    <style:style style:name="T38" style:family="text">
      <style:text-properties fo:color="#0e074f" loext:opacity="100%" style:font-name="Aptos Display" fo:language="en" fo:country="US" style:text-underline-style="solid" style:text-underline-width="auto" style:text-underline-color="font-color" officeooo:rsid="00117575"/>
    </style:style>
    <style:style style:name="T39" style:family="text">
      <style:text-properties fo:color="#0e074f" loext:opacity="100%" style:font-name="Aptos Display" fo:language="en" fo:country="US" style:text-underline-style="solid" style:text-underline-width="auto" style:text-underline-color="font-color" officeooo:rsid="002173e6"/>
    </style:style>
    <style:style style:name="T40" style:family="text">
      <style:text-properties fo:color="#0e074f" loext:opacity="100%" style:font-name="Aptos Display" fo:language="en" fo:country="US" style:text-underline-style="solid" style:text-underline-width="auto" style:text-underline-color="font-color" officeooo:rsid="001631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Workflow – </text:span><text:span text:style-name="T2">Carboxylase Server</text:span></text:h>
      <text:h text:style-name="P4" text:outline-level="3">1. Identification of new Carboxylases</text:h>
      <text:p text:style-name="P7"><text:span text:style-name="T25">1</text:span>.1 Fetching predicted protein sequences from metagenomic databases</text:p>
      <text:list xml:id="list858594702" text:style-name="WWNum32">
        <text:list-item>
          <text:p text:style-name="P9"><text:span text:style-name="Strong"><text:span text:style-name="T3">Objective</text:span></text:span><text:span text:style-name="T3">:</text:span></text:p>
          <text:list>
            <text:list-item>
              <text:p text:style-name="P13"><text:span text:style-name="T5">F</text:span><text:span text:style-name="T4">etching predicted protein sequences from databases such as EMBL-EBI (</text:span><text:a xlink:type="simple" xlink:href="http://www.ebi.ac.uk/" text:style-name="Internet_20_link" text:visited-style-name="Visited_20_Internet_20_Link"><text:span text:style-name="T4">www.ebi.ac.uk</text:span></text:a><text:span text:style-name="T4">)</text:span></text:p>
            </text:list-item>
          </text:list>
        </text:list-item>
        <text:list-item>
          <text:p text:style-name="P9"><text:span text:style-name="Strong"><text:span text:style-name="T3">Methods </text:span></text:span><text:span text:style-name="Strong"><text:span text:style-name="T14">(for EMBL-EBI)</text:span></text:span><text:span text:style-name="T3">:</text:span></text:p>
          <text:list>
            <text:list-item>
              <text:p text:style-name="P14"><text:span text:style-name="T4">Use </text:span><text:span text:style-name="T5">the </text:span><text:span text:style-name="T8">EMBL-EBI api to fetch predicted sequences</text:span></text:p>
            </text:list-item>
            <text:list-item>
              <text:p text:style-name="P14"><text:span text:style-name="T8">structure of the URL </text:span><text:span text:style-name="T11">to download a file</text:span><text:span text:style-name="T8">: </text:span><text:a xlink:type="simple" xlink:href="https://www.ebi.ac.uk/metagenomics/api/v1/analyses/MGYA00383254/file/ERZ477576_FASTA_predicted_cds.faa.gz" text:style-name="Internet_20_link" text:visited-style-name="Visited_20_Internet_20_Link"><text:span text:style-name="T8">https://www.ebi.ac.uk/metagenomics/api/v1/analyses/MGYA00383254/file/ERZ477576_FASTA_predicted_cds.faa.gz</text:span></text:a></text:p>
            </text:list-item>
            <text:list-item>
              <text:p text:style-name="P21">Get MGnify Id and check in data.analysis-summary.key=”predicted CDS” ob value != 0</text:p>
            </text:list-item>
            <text:list-item>
              <text:p text:style-name="P14"><text:span text:style-name="T8">Get </text:span><text:a xlink:type="simple" xlink:href="https://www.ebi.ac.uk/metagenomics/api/v1/analyses/" text:style-name="Internet_20_link" text:visited-style-name="Visited_20_Internet_20_Link"><text:span text:style-name="T17">https://www.ebi.ac.u</text:span></text:a><text:a xlink:type="simple" xlink:href="https://www.ebi.ac.uk/metagenomics/api/v1/analyses/" text:style-name="Internet_20_link" text:visited-style-name="Visited_20_Internet_20_Link"><text:span text:style-name="T8">k/metagenomics/api/v1/analyses/</text:span></text:a><text:a xlink:type="simple" xlink:href="https://www.ebi.ac.uk/metagenomics/api/v1/analyses/MGYA00383254/file/ERZ477576_FASTA_predicted_cds.faa.gz" text:style-name="Internet_20_link" text:visited-style-name="Visited_20_Internet_20_Link"><text:span text:style-name="T9">{</text:span></text:a><text:span text:style-name="T40">MGnify_</text:span><text:span text:style-name="T16">id}/downloads</text:span><text:span text:style-name="T19"> and find </text:span><text:span text:style-name="T18">"description.description” </text:span><text:span text:style-name="T20">= "All predicted CDS"</text:span></text:p>
            </text:list-item>
            <text:list-item>
              <text:p text:style-name="P31"><text:span text:style-name="T18">Use fileID to Download by </text:span><text:a xlink:type="simple" xlink:href="https://www.ebi.ac.uk/metagenomics/api/v1/analyses/MGYA00383254/file/ERZ477576_FASTA_predicted_cds.faa.gz" text:style-name="Internet_20_link" text:visited-style-name="Visited_20_Internet_20_Link"><text:span text:style-name="T16">https://www.ebi.ac.uk/metagenomics/api/v1/analyses/</text:span></text:a><text:a xlink:type="simple" xlink:href="https://www.ebi.ac.uk/metagenomics/api/v1/analyses/MGYA00383254/file/ERZ477576_FASTA_predicted_cds.faa.gz" text:style-name="Internet_20_link" text:visited-style-name="Visited_20_Internet_20_Link"><text:span text:style-name="T16">{</text:span></text:a><text:a xlink:type="simple" xlink:href="https://www.ebi.ac.uk/metagenomics/api/v1/analyses/MGYA00383254/file/ERZ477576_FASTA_predicted_cds.faa.gz" text:style-name="Internet_20_link" text:visited-style-name="Visited_20_Internet_20_Link"><text:span text:style-name="T37">MGnify_</text:span></text:a><text:a xlink:type="simple" xlink:href="https://www.ebi.ac.uk/metagenomics/api/v1/analyses/MGYA00383254/file/ERZ477576_FASTA_predicted_cds.faa.gz" text:style-name="Internet_20_link" text:visited-style-name="Visited_20_Internet_20_Link"><text:span text:style-name="T16">id}</text:span></text:a><text:a xlink:type="simple" xlink:href="https://www.ebi.ac.uk/metagenomics/api/v1/analyses/MGYA00383254/file/ERZ477576_FASTA_predicted_cds.faa.gz" text:style-name="Internet_20_link" text:visited-style-name="Visited_20_Internet_20_Link"><text:span text:style-name="T16">/file/</text:span></text:a><text:span text:style-name="T39">{</text:span><text:span text:style-name="T37">fileID}</text:span></text:p>
            </text:list-item>
            <text:list-item>
              <text:p text:style-name="P21"/>
            </text:list-item>
          </text:list>
        </text:list-item>
        <text:list-item>
          <text:p text:style-name="P9"><text:span text:style-name="Strong"><text:span text:style-name="T3">Software</text:span></text:span><text:span text:style-name="T3">:</text:span></text:p>
          <text:list>
            <text:list-item>
              <text:p text:style-name="P21">Python request<text:span text:style-name="T24">s </text:span><text:span text:style-name="T25">to query the online databases</text:span></text:p>
            </text:list-item>
          </text:list>
        </text:list-item>
        <text:list-item>
          <text:p text:style-name="P9"><text:span text:style-name="Strong"><text:span text:style-name="T3">Script Location</text:span></text:span><text:span text:style-name="T3">:</text:span></text:p>
          <text:list>
            <text:list-item>
              <text:p text:style-name="P25"/>
            </text:list-item>
          </text:list>
        </text:list-item>
        <text:list-item>
          <text:p text:style-name="P9"><text:span text:style-name="Strong"><text:span text:style-name="T3">Data</text:span></text:span><text:span text:style-name="T3">:</text:span></text:p>
          <text:list>
            <text:list-item>
              <text:p text:style-name="P14"><text:span text:style-name="Strong"><text:span text:style-name="T4">Input</text:span></text:span><text:span text:style-name="T4">:</text:span></text:p>
            </text:list-item>
            <text:list-item>
              <text:p text:style-name="P15"><text:span text:style-name="Strong"><text:span text:style-name="T28">Output</text:span></text:span><text:span text:style-name="T28">:</text:span><text:span text:style-name="T15"> </text:span><text:span text:style-name="T23">fasta.faa files of protein sequences</text:span></text:p>
            </text:list-item>
          </text:list>
        </text:list-item>
      </text:list>
      <text:p text:style-name="P24"><text:span text:style-name="T27">1</text:span><text:span text:style-name="T26">.</text:span><text:span text:style-name="T27">2</text:span><text:span text:style-name="T26"> </text:span><text:span text:style-name="T27">Getting data from user input</text:span></text:p>
      <text:list xml:id="list104758894600751" text:continue-numbering="true" text:style-name="WWNum32">
        <text:list-item>
          <text:p text:style-name="P12"><text:span text:style-name="Strong"><text:span text:style-name="T3">Objective</text:span></text:span><text:span text:style-name="T3">:</text:span></text:p>
          <text:list>
            <text:list-item>
              <text:p text:style-name="P33"><text:span text:style-name="T4">Using input sequences in Fasta format</text:span></text:p>
            </text:list-item>
          </text:list>
        </text:list-item>
        <text:list-item>
          <text:p text:style-name="P12"><text:span text:style-name="Strong"><text:span text:style-name="T3">Methods</text:span></text:span><text:span text:style-name="T3">:</text:span></text:p>
          <text:list>
            <text:list-item>
              <text:p text:style-name="P30">Read in the sequences from a file (or input String)</text:p>
            </text:list-item>
            <text:list-item>
              <text:p text:style-name="P30">Validate that the sequences abide the rules of fasta format</text:p>
            </text:list-item>
          </text:list>
        </text:list-item>
        <text:list-item>
          <text:p text:style-name="P12"><text:span text:style-name="Strong"><text:span text:style-name="T3">Software</text:span></text:span><text:span text:style-name="T3">:</text:span></text:p>
          <text:list>
            <text:list-item>
              <text:p text:style-name="P22"/>
            </text:list-item>
          </text:list>
        </text:list-item>
        <text:list-item>
          <text:p text:style-name="P12"><text:span text:style-name="Strong"><text:span text:style-name="T3">Script Location</text:span></text:span><text:span text:style-name="T3">:</text:span></text:p>
          <text:list>
            <text:list-item>
              <text:p text:style-name="P28"/>
            </text:list-item>
          </text:list>
        </text:list-item>
        <text:list-item>
          <text:p text:style-name="P12"><text:soft-page-break/><text:span text:style-name="Strong"><text:span text:style-name="T3">Data</text:span></text:span><text:span text:style-name="T3">:</text:span></text:p>
          <text:list>
            <text:list-item>
              <text:p text:style-name="P20"><text:span text:style-name="Strong"><text:span text:style-name="T4">Input</text:span></text:span><text:span text:style-name="T4">:</text:span></text:p>
            </text:list-item>
            <text:list-item>
              <text:p text:style-name="P23"><text:span text:style-name="Strong"><text:span text:style-name="T15">Output</text:span></text:span><text:span text:style-name="T15">: </text:span><text:span text:style-name="T23">fasta.fa</text:span><text:span text:style-name="T29">sta</text:span><text:span text:style-name="T23"> files of protein sequences </text:span><text:span text:style-name="T29">from user input</text:span></text:p>
            </text:list-item>
          </text:list>
        </text:list-item>
      </text:list>
      <text:h text:style-name="P8" text:outline-level="3"><text:span text:style-name="T25">2</text:span>. Identification of new Carboxylases</text:h>
      <text:p text:style-name="P6"/>
      <text:p text:style-name="P2"><text:span text:style-name="T12">2</text:span><text:span text:style-name="T5">.</text:span><text:span text:style-name="T12">1</text:span><text:span text:style-name="T4"> </text:span><text:span text:style-name="T5">Searching metagenomic datasets using blast</text:span></text:p>
      <text:list xml:id="list104758091657721" text:continue-numbering="true" text:style-name="WWNum32">
        <text:list-item>
          <text:p text:style-name="P10"><text:span text:style-name="Strong"><text:span text:style-name="T3">Objective</text:span></text:span><text:span text:style-name="T3">:</text:span></text:p>
          <text:list>
            <text:list-item>
              <text:p text:style-name="P16"><text:span text:style-name="T4">Identify </text:span><text:span text:style-name="T5">novel carboxylase candidates by using the sequence similarity using protein blast.</text:span></text:p>
            </text:list-item>
          </text:list>
        </text:list-item>
        <text:list-item>
          <text:p text:style-name="P10"><text:span text:style-name="Strong"><text:span text:style-name="T3">Methods</text:span></text:span><text:span text:style-name="T3">:</text:span></text:p>
          <text:list>
            <text:list-item>
              <text:p text:style-name="P16"><text:span text:style-name="T4">Use </text:span><text:span text:style-name="T5">the Blast+ command line tool to generate a blast database containing carboxylase sequences (collected by Dila)</text:span></text:p>
            </text:list-item>
            <text:list-item>
              <text:p text:style-name="P29">Run blastp on the input protein sequences to identify carboxylases</text:p>
            </text:list-item>
            <text:list-item>
              <text:p text:style-name="P16"><text:span text:style-name="T4">Save the s</text:span><text:span text:style-name="T5">earch result provided by blastp in a database</text:span></text:p>
            </text:list-item>
          </text:list>
        </text:list-item>
        <text:list-item>
          <text:p text:style-name="P10"><text:span text:style-name="Strong"><text:span text:style-name="T3">Software</text:span></text:span><text:span text:style-name="T3">:</text:span></text:p>
          <text:list>
            <text:list-item>
              <text:p text:style-name="P29">Blast+ command line tool for generation of a blast database and performing blastp</text:p>
            </text:list-item>
          </text:list>
        </text:list-item>
        <text:list-item>
          <text:p text:style-name="P10"><text:span text:style-name="Strong"><text:span text:style-name="T3">Script Location</text:span></text:span><text:span text:style-name="T3">:</text:span></text:p>
          <text:list>
            <text:list-item>
              <text:p text:style-name="P26"/>
            </text:list-item>
          </text:list>
        </text:list-item>
        <text:list-item>
          <text:p text:style-name="P10"><text:span text:style-name="Strong"><text:span text:style-name="T3">Data</text:span></text:span><text:span text:style-name="T3">:</text:span></text:p>
          <text:list>
            <text:list-item>
              <text:p text:style-name="P16"><text:span text:style-name="Strong"><text:span text:style-name="T4">Input</text:span></text:span><text:span text:style-name="T4">: </text:span><text:span text:style-name="T5">protein sequences in fasta format</text:span><text:span text:style-name="T6">, Blast database</text:span></text:p>
            </text:list-item>
            <text:list-item>
              <text:p text:style-name="P17"><text:span text:style-name="Strong"><text:span text:style-name="T5">Output</text:span></text:span><text:span text:style-name="T5">: </text:span><text:span text:style-name="T6">blast_result.txt</text:span></text:p>
            </text:list-item>
          </text:list>
        </text:list-item>
      </text:list>
      <text:p text:style-name="P3"><text:span text:style-name="T12">2</text:span><text:span text:style-name="T5">.</text:span><text:span text:style-name="T12">2</text:span><text:span text:style-name="T4"> </text:span><text:span text:style-name="T5">Searching metagenomic datasets using </text:span><text:span text:style-name="T6">hmmer search</text:span></text:p>
      <text:list xml:id="list104758821006045" text:continue-numbering="true" text:style-name="WWNum32">
        <text:list-item>
          <text:p text:style-name="P11"><text:span text:style-name="Strong"><text:span text:style-name="T3">Objective</text:span></text:span><text:span text:style-name="T3">:</text:span></text:p>
          <text:list>
            <text:list-item>
              <text:p text:style-name="P18"><text:span text:style-name="T4">Identify </text:span><text:span text:style-name="T5">novel carboxylase candidates by using the </text:span><text:span text:style-name="T6">pfam domain similarity search using hmmer.</text:span></text:p>
            </text:list-item>
          </text:list>
        </text:list-item>
        <text:list-item>
          <text:p text:style-name="P11"><text:span text:style-name="Strong"><text:span text:style-name="T3">Methods</text:span></text:span><text:span text:style-name="T3">:</text:span></text:p>
          <text:list>
            <text:list-item>
              <text:p text:style-name="P18"><text:span text:style-name="T4">Use </text:span><text:span text:style-name="T5">the </text:span><text:span text:style-name="T6">Hmmer command line tool (or pyhmmer?) to build a profile with </text:span><text:span text:style-name="T7">hmmbuild</text:span></text:p>
            </text:list-item>
            <text:list-item>
              <text:p text:style-name="P32"><text:span text:style-name="T4">Run </text:span><text:span text:style-name="T6">hmmsearch on a protein database of interest</text:span></text:p>
            </text:list-item>
            <text:list-item>
              <text:p text:style-name="P18"><text:span text:style-name="T4">Save the s</text:span><text:span text:style-name="T5">earch result provided by </text:span><text:span text:style-name="T6">hmmer</text:span><text:span text:style-name="T5"> in a database</text:span></text:p>
            </text:list-item>
          </text:list>
        </text:list-item>
        <text:list-item>
          <text:p text:style-name="P11"><text:span text:style-name="Strong"><text:span text:style-name="T3">Software</text:span></text:span><text:span text:style-name="T3">:</text:span></text:p>
          <text:list>
            <text:list-item>
              <text:p text:style-name="P32"><text:span text:style-name="T6">Hmmer</text:span><text:span text:style-name="T4"> command line tool </text:span><text:span text:style-name="T6">(or pyhmmer?) </text:span><text:span text:style-name="T4">for generation of a </text:span><text:span text:style-name="T6">profile</text:span><text:span text:style-name="T4"> </text:span><text:span text:style-name="T6">and performing a hmmer search</text:span></text:p>
            </text:list-item>
          </text:list>
        </text:list-item>
        <text:list-item>
          <text:p text:style-name="P11"><text:span text:style-name="Strong"><text:span text:style-name="T3">Script Location</text:span></text:span><text:span text:style-name="T3">:</text:span></text:p>
          <text:list>
            <text:list-item>
              <text:p text:style-name="P27"/>
            </text:list-item>
          </text:list>
        </text:list-item>
        <text:list-item>
          <text:p text:style-name="P11"><text:span text:style-name="Strong"><text:span text:style-name="T3">Data</text:span></text:span><text:span text:style-name="T3">:</text:span></text:p>
          <text:list>
            <text:list-item>
              <text:p text:style-name="P18"><text:span text:style-name="Strong"><text:span text:style-name="T4">Input</text:span></text:span><text:span text:style-name="T4">: </text:span><text:span text:style-name="T5">protein sequences in fasta format, </text:span><text:span text:style-name="T13">hmms of Pfam entries</text:span></text:p>
            </text:list-item>
            <text:list-item>
              <text:p text:style-name="P19"><text:soft-page-break/><text:span text:style-name="Strong"><text:span text:style-name="T5">Output</text:span></text:span><text:span text:style-name="T5">: </text:span><text:span text:style-name="T6">hmmer_result</text:span></text:p>
            </text:list-item>
          </text:list>
        </text:list-item>
      </text:list>
      <text:p text:style-name="P5"/>
      <text:h text:style-name="P4" text:outline-level="3"><text:span text:style-name="T30">3</text:span>. Characterization of new Carboxylases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ptos display" svg:font-family="'aptos displa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3:20.590419148</meta:creation-date>
    <dc:date>2024-10-30T10:47:56.603533650</dc:date>
    <meta:editing-duration>PT2H25M2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374" meta:character-count="2443" meta:non-whitespace-character-count="2178"/>
  </office:meta>
</office:document-meta>
</file>